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6303" officeooo:paragraph-rsid="00196303"/>
    </style:style>
    <style:style style:name="T1" style:family="text">
      <style:text-properties officeooo:rsid="001aff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like to code</text:p>
      <text:p text:style-name="P1">I like to play badm<text:span text:style-name="T1">i</text:span>nton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4:04:41.996000000</dc:date>
    <meta:editing-duration>PT23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9" meta:character-count="38" meta:non-whitespace-character-count="31"/>
  </office:meta>
</office:document-meta>
</file>